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7905" officeooo:paragraph-rsid="0001790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7905" officeooo:paragraph-rsid="00017905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17905" officeooo:paragraph-rsid="00017905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8bc3d" officeooo:paragraph-rsid="0008bc3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bc3d" officeooo:paragraph-rsid="0008bc3d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98473" officeooo:paragraph-rsid="00098473" style:font-size-asian="10.5pt" style:font-weight-asian="normal" style:font-size-complex="12pt" style:font-weight-complex="normal"/>
    </style:style>
    <style:style style:name="P7" style:family="paragraph">
      <style:paragraph-properties style:writing-mode="lr-tb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justify" draw:textarea-vertical-align="middle" draw:auto-grow-height="false" fo:min-height="4.466cm" fo:min-width="5.2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2.429cm" fo:min-width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2.429cm" fo:min-width="5.2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429cm" fo:min-width="5.2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217cm" fo:min-width="5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535cm" fo:min-width="7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82cm" fo:min-width="4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82cm" fo:min-width="3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CK SCISSORS PAPER GAME PROGRAMMATION</text:p>
      <text:p text:style-name="P1"/>
      <text:list xml:id="list1814348038" text:style-name="L1">
        <text:list-item>
          <text:p text:style-name="P3">Do computer make a randomly choice between rock, scissors or paper</text:p>
        </text:list-item>
        <text:list-item>
          <text:p text:style-name="P3">Do player input a choice between rock, scissors or paper</text:p>
        </text:list-item>
        <text:list-item>
          <text:p text:style-name="P3">output the computer and player choice with a message of the name of the winner</text:p>
        </text:list-item>
        <text:list-item>
          <text:p text:style-name="P3">show the score of each one</text:p>
        </text:list-item>
        <text:list-item>
          <text:p text:style-name="P3">one game party is five rounds and at each round the winner score is sve and shown</text:p>
        </text:list-item>
        <text:list-item>
          <text:p text:style-name="P3">at the end of a party, winner is declared and his total score shown</text:p>
        </text:list-item>
      </text:list>
      <text:p text:style-name="P2"/>
      <text:list xml:id="list144549002792154" text:continue-numbering="true" text:style-name="L1">
        <text:list-item>
          <text:p text:style-name="P4">after each loop, userscore and computer score is saved inside a variable and scores addition is made each time</text:p>
        </text:list-item>
        <text:list-item>
          <text:p text:style-name="P4">after all loop finish, prompt a box with the total score of both user and computer with a congratulation message</text:p>
        </text:list-item>
      </text:list>
      <text:p text:style-name="P5"/>
      <text:p text:style-name="P5"/>
      <text:list xml:id="list431719812" text:style-name="L2">
        <text:list-item>
          <text:p text:style-name="P6">store each round score</text:p>
        </text:list-item>
        <text:list-item>
          <text:p text:style-name="P6">at the end of the loop show the total score of each one and report the winner</text:p>
        </text:list-item>
      </text:list>
      <text:p text:style-name="P2"/>
      <text:p text:style-name="P2"><draw:custom-shape text:anchor-type="paragraph" draw:z-index="8" draw:name="Shape 9" draw:style-name="gr1" draw:text-style-name="P7" svg:width="5.255cm" svg:height="4.467cm" svg:x="2.252cm" svg:y="15.413cm"><text:p text:style-name="P7">If result =I’s a tie</text:p><text:p text:style-name="P7">Userscore=1</text:p><text:p text:style-name="P7">Computerscore=1</text:p><text:p text:style-name="P7">If result=user win</text:p><text:p text:style-name="P7">Userscor=1</text:p><text:p text:style-name="P7">Computerscore=0</text:p><text:p text:style-name="P7">If result= computer win</text:p><text:p text:style-name="P7">Userscore=0</text:p><text:p text:style-name="P7">computerscore=1</text:p><draw:enhanced-geometry svg:viewBox="0 0 21600 21600" draw:type="rectangle" draw:enhanced-path="M 0 0 L 21600 0 21600 21600 0 21600 0 0 Z N"/></draw:custom-shape><draw:custom-shape text:anchor-type="paragraph" draw:z-index="7" draw:name="Shape 6" draw:style-name="gr2" draw:text-style-name="P7" svg:width="5.292cm" svg:height="2.43cm" svg:x="10.799cm" svg:y="11.682cm"><text:p text:style-name="P7">Message: computer win</text:p><text:p text:style-name="P7"><text:s text:c="16"/>Userchoice:</text:p><text:p text:style-name="P7"><text:s text:c="16"/>Computerchoice:</text:p><text:p text:style-name="P7"><text:s text:c="16"/>Userscore=0</text:p><text:p text:style-name="P7"><text:s text:c="15"/>computerscore=1</text:p><draw:enhanced-geometry svg:viewBox="0 0 21600 21600" draw:type="rectangle" draw:enhanced-path="M 0 0 L 21600 0 21600 21600 0 21600 0 0 Z N"/></draw:custom-shape><draw:custom-shape text:anchor-type="paragraph" draw:z-index="6" draw:name="Shape 4" draw:style-name="gr3" draw:text-style-name="P7" svg:width="5.255cm" svg:height="2.43cm" svg:x="2.332cm" svg:y="11.762cm"><text:p text:style-name="P7">Message: user win</text:p><text:p text:style-name="P7"><text:s text:c="16"/>Userchoice:</text:p><text:p text:style-name="P7"><text:s text:c="16"/>Computerchoice:</text:p><text:p text:style-name="P7"><text:s text:c="16"/>Userscore=1</text:p><text:p text:style-name="P7"><text:s text:c="15"/>computerscore=0</text:p><draw:enhanced-geometry svg:viewBox="0 0 21600 21600" draw:type="rectangle" draw:enhanced-path="M 0 0 L 21600 0 21600 21600 0 21600 0 0 Z N"/></draw:custom-shape><draw:custom-shape text:anchor-type="paragraph" draw:z-index="5" draw:name="Shape 8" draw:style-name="gr4" draw:text-style-name="P7" svg:width="5.218cm" svg:height="2.43cm" svg:x="5.422cm" svg:y="5.798cm"><text:p text:style-name="P7">Message: It’s a tie</text:p><text:p text:style-name="P7"><text:s text:c="16"/>Userchoice:</text:p><text:p text:style-name="P7"><text:s text:c="16"/>Computerchoice:</text:p><text:p text:style-name="P7"><text:s text:c="16"/>Userscore=1</text:p><text:p text:style-name="P7"><text:s text:c="15"/>computerscore=1</text:p><draw:enhanced-geometry svg:viewBox="0 0 21600 21600" draw:type="rectangle" draw:enhanced-path="M 0 0 L 21600 0 21600 21600 0 21600 0 0 Z N"/></draw:custom-shape><draw:custom-shape text:anchor-type="paragraph" draw:z-index="4" draw:name="Shape 7" draw:style-name="gr5" draw:text-style-name="P7" svg:width="5.245cm" svg:height="1.218cm" svg:x="5.491cm" svg:y="3.649cm"><text:p text:style-name="P7">If user input=computer choice</text:p><text:p text:style-name="P7"/><draw:enhanced-geometry svg:viewBox="0 0 21600 21600" draw:type="rectangle" draw:enhanced-path="M 0 0 L 21600 0 21600 21600 0 21600 0 0 Z N"/></draw:custom-shape><draw:custom-shape text:anchor-type="paragraph" draw:z-index="3" draw:name="Shape 5" draw:style-name="gr6" draw:text-style-name="P7" svg:width="7.462cm" svg:height="1.535cm" svg:x="9.491cm" svg:y="9.169cm"><text:p text:style-name="P7">If user input=paper&amp;computer=scissors</text:p><text:p text:style-name="P7">Or user input=scissors&amp;computer=rock</text:p><text:p text:style-name="P7">Or user input=rock&amp;computer=paper</text:p><draw:enhanced-geometry svg:viewBox="0 0 21600 21600" draw:type="rectangle" draw:enhanced-path="M 0 0 L 21600 0 21600 21600 0 21600 0 0 Z N"/></draw:custom-shape><draw:custom-shape text:anchor-type="paragraph" draw:z-index="2" draw:name="Shape 3" draw:style-name="gr6" draw:text-style-name="P7" svg:width="7.462cm" svg:height="1.535cm" svg:x="1.263cm" svg:y="9.195cm"><text:p text:style-name="P7">If user input=rock&amp;computer=scissors</text:p><text:p text:style-name="P7">Or user input=paper&amp;computer=rock</text:p><text:p text:style-name="P7">Or user input=scissors&amp;computer=paper</text:p><draw:enhanced-geometry svg:viewBox="0 0 21600 21600" draw:type="rectangle" draw:enhanced-path="M 0 0 L 21600 0 21600 21600 0 21600 0 0 Z N"/></draw:custom-shape><draw:custom-shape text:anchor-type="paragraph" draw:z-index="1" draw:name="Shape 2" draw:style-name="gr7" draw:text-style-name="P7" svg:width="4.155cm" svg:height="0.821cm" svg:x="5.576cm" svg:y="2.02cm"><text:p text:style-name="P7">Prompt/get user choice</text:p><draw:enhanced-geometry svg:viewBox="0 0 21600 21600" draw:type="rectangle" draw:enhanced-path="M 0 0 L 21600 0 21600 21600 0 21600 0 0 Z N"/></draw:custom-shape><draw:custom-shape text:anchor-type="paragraph" draw:z-index="0" draw:name="Shape 1" draw:style-name="gr8" draw:text-style-name="P7" svg:width="3.308cm" svg:height="0.821cm" svg:x="5.576cm" svg:y="0.3cm"><text:p text:style-name="P7">Onload page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5:32:23.134217513</meta:creation-date>
    <meta:editing-duration>P1DT5H55M7S</meta:editing-duration>
    <meta:editing-cycles>5</meta:editing-cycles>
    <meta:generator>LibreOffice/7.3.7.2$Linux_X86_64 LibreOffice_project/30$Build-2</meta:generator>
    <dc:date>2024-01-23T14:45:46.739201965</dc:date>
    <meta:document-statistic meta:table-count="0" meta:image-count="0" meta:object-count="0" meta:page-count="1" meta:paragraph-count="11" meta:word-count="148" meta:character-count="743" meta:non-whitespace-character-count="616"/>
  </office:meta>
</office:document-meta>
</file>